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52" calcext:value-type="float">
            <text:p>59.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712" calcext:value-type="float">
            <text:p>59.4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9152" calcext:value-type="float">
            <text:p>59.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04-1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4-01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3-10-3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3-04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2-10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2-03-0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1-09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0-12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20-06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9-11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9-04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8-10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8-01-23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7-06-1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6-11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6-05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5-11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5-09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5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4-11-24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4-11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4-05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3-11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3-08-15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3-03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2-12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2-09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2-08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1-07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1-03-0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0-11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0-08-1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10-03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9-11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9-07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9-04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8-10-0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3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832093192501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197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08" meta:object-count="0"/>
    <meta:user-defined meta:name="AppVersion">3.0</meta:user-defined>
  </office:meta>
</office:document-meta>
</file>